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ce style:name="Garamond" svg:font-family="Garamond"/>
    <style:font-face style:name="GaramondNo8" svg:font-family="GaramondNo8"/>
    <style:font-face style:name="Mangal1" svg:font-family="Mangal"/>
    <style:font-face style:name="Courier New" svg:font-family="'Courier New'" style:font-adornments="Regular" style:font-family-generic="modern" style:font-pitch="fixed"/>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aramond" fo:font-size="12pt" style:font-size-asian="12pt" style:font-size-complex="12pt"/>
    </style:style>
    <style:style style:name="P2" style:family="paragraph" style:parent-style-name="Standard">
      <style:text-properties style:font-name="Garamond" fo:font-size="12pt" fo:language="en" fo:country="GB" style:font-size-asian="12pt" style:font-size-complex="12pt"/>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list-style-name="WWNum1"/>
    <style:style style:name="T1" style:family="text">
      <style:text-properties style:font-name="Garamond" fo:font-size="12pt" fo:font-weight="bold" style:font-size-asian="12pt" style:font-weight-asian="bold" style:font-size-complex="12pt" style:font-weight-complex="bold"/>
    </style:style>
    <style:style style:name="T2" style:family="text">
      <style:text-properties style:font-name="Garamond" fo:font-size="12pt" fo:language="en" fo:country="GB" style:font-size-asian="12pt" style:font-size-complex="12pt"/>
    </style:style>
    <style:style style:name="T3" style:family="text">
      <style:text-properties style:font-name="Garamond" fo:font-size="12pt" fo:language="en" fo:country="GB"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nglish support online</text:span></text:p>
      <text:p text:style-name="P1"/>
      <text:p text:style-name="Standard"><text:span text:style-name="T3">Music </text:span></text:p>
      <text:p text:style-name="Standard"><text:span text:style-name="T2">Everyone in the group chooses a piece of music they like. Chose something with English lyrics that is not longer than 5 minutes. A pop song is a good example. </text:span></text:p>
      <text:list xml:id="list4483397312212848759" text:style-name="WWNum1">
        <text:list-item>
          <text:p text:style-name="P4"><text:span text:style-name="T2">First, everyone shares their chosen piece so that the others can listen. </text:span></text:p>
        </text:list-item>
        <text:list-item>
          <text:p text:style-name="P4"><text:span text:style-name="T2">After everyone has shared their song, chose one of them and look at the lyrics. </text:span></text:p>
        </text:list-item>
        <text:list-item>
          <text:p text:style-name="P4"><text:span text:style-name="T2">Look up any difficult words and find out their meaning</text:span></text:p>
        </text:list-item>
        <text:list-item>
          <text:p text:style-name="P4"><text:span text:style-name="T2">Read the lyrics again and try to find out the meaning of the song, what does the artist want to say with it?</text:span></text:p>
        </text:list-item>
      </text:list>
      <text:p text:style-name="Standard"><text:span text:style-name="T2">If there is time left the groups can present their songs, words and interpretations.</text:span></text:p>
      <text:p text:style-name="P2">The goal is for you to get to know each other, talk english and learn some new words. If you did that, you did good. Do not let the perfect be the enemy of the good.</text:p>
      <text:p text:style-name="P2"/>
      <text:p text:style-name="P2"/>
      <text:p text:style-name="P2"/>
      <text:p text:style-name="Standard"><text:span text:style-name="T3">Comics as a way to learn English. </text:span></text:p>
      <text:p text:style-name="Standard"><text:span text:style-name="T2">Read and discuss page 1-11. Look up, ask each other and then me if there are difficult words.</text:span></text:p>
      <text:p text:style-name="Standard"><text:span text:style-name="T2">sssscomic.com/comic.php?page=1</text:span></text:p>
      <text:p text:style-name="P2"/>
      <text:p text:style-name="Standard"><text:span text:style-name="T2">Content questions:</text:span></text:p>
      <text:p text:style-name="Standard"><text:span text:style-name="T2">1) Describe the setting</text:span></text:p>
      <text:p text:style-name="Standard"><text:span text:style-name="T2">2) Describe a character</text:span></text:p>
      <text:p text:style-name="Standard"><text:span text:style-name="T2">3) What happens?</text:span></text:p>
      <text:p text:style-name="P2"/>
      <text:p text:style-name="Standard"><text:span text:style-name="T2">Analysis:</text:span></text:p>
      <text:p text:style-name="Standard"><text:span text:style-name="T2">4) What do you think of the drawings?</text:span></text:p>
      <text:p text:style-name="Standard"><text:span text:style-name="T2">5) This is the prologue of a story. What do you think it will be about?</text:span></text:p>
      <text:p text:style-name="Standard"><text:span text:style-name="T2">6) When do you think it was written? </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ce style:name="Garamond" svg:font-family="Garamond"/>
    <style:font-face style:name="GaramondNo8" svg:font-family="GaramondNo8"/>
    <style:font-face style:name="Mangal1" svg:font-family="Mangal"/>
    <style:font-face style:name="Courier New" svg:font-family="'Courier New'" style:font-adornments="Regular" style:font-family-generic="modern" style:font-pitch="fixed"/>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9055in" style:writing-mode="page"/>
      <style:text-properties style:use-window-font-color="true" style:font-name="Calibri" fo:font-size="11pt" fo:language="sv" fo:country="S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GaramondNo8"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default-outline-level="" style:list-style-name="" style:class="list">
      <style:paragraph-properties fo:margin-top="0in" fo:margin-bottom="0.0835in" fo:line-height="100%" fo:orphans="0" fo:widows="0" fo:hyphenation-ladder-count="no-limit"/>
      <style:text-properties style:font-name="Garamond" fo:font-size="12pt"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style>
    <style:style style:name="Caption" style:family="paragraph" style:parent-style-name="Standard" style:class="extra">
      <style:paragraph-properties fo:margin-top="0.0835in" fo:margin-bottom="0.0835in" text:number-lines="false" text:line-number="0"/>
      <style:text-properties style:font-name="GaramondNo8"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GaramondNo8"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s Hagerlid</meta:initial-creator>
    <dc:creator>Jonas Hagerlid</dc:creator>
    <meta:editing-cycles>3</meta:editing-cycles>
    <meta:creation-date>2021-11-25T12:44:00</meta:creation-date>
    <dc:date>2021-11-26T12:33:52.87</dc:date>
    <meta:editing-duration>PT50S</meta:editing-duration>
    <meta:generator>OpenOffice/4.1.2$Win32 OpenOffice.org_project/412m3$Build-9782</meta:generator>
    <meta:document-statistic meta:table-count="0" meta:image-count="0" meta:object-count="0" meta:page-count="1" meta:paragraph-count="20" meta:word-count="220" meta:character-count="11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